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officeooo:rsid="001a20b9" officeooo:paragraph-rsid="001a20b9" style:font-size-asian="18pt" style:font-weight-asian="bold" style:font-size-complex="18pt" style:font-weight-complex="bold"/>
    </style:style>
    <style:style style:name="P2" style:family="paragraph" style:parent-style-name="Standard">
      <style:text-properties style:font-name="Arial" fo:font-size="18pt" fo:font-weight="bold" officeooo:rsid="006f561b" officeooo:paragraph-rsid="006f561b" style:font-size-asian="18pt" style:font-weight-asian="bold" style:font-size-complex="18pt" style:font-weight-complex="bold"/>
    </style:style>
    <style:style style:name="P3" style:family="paragraph" style:parent-style-name="Standard">
      <style:text-properties style:font-name="Arial" fo:font-size="18pt" fo:font-weight="bold" officeooo:rsid="00706381" officeooo:paragraph-rsid="00706381" style:font-size-asian="18pt" style:font-weight-asian="bold" style:font-size-complex="18pt" style:font-weight-complex="bold"/>
    </style:style>
    <style:style style:name="P4" style:family="paragraph" style:parent-style-name="Standard">
      <style:text-properties style:font-name="Arial" fo:font-size="12pt" fo:font-weight="normal" officeooo:rsid="001a20b9" officeooo:paragraph-rsid="001a20b9" style:font-size-asian="10.5pt" style:font-weight-asian="normal" style:font-size-complex="12pt" style:font-weight-complex="normal"/>
    </style:style>
    <style:style style:name="P5" style:family="paragraph" style:parent-style-name="Standard">
      <style:text-properties style:font-name="Arial" fo:font-size="12pt" fo:font-weight="normal" officeooo:rsid="002bceb6" officeooo:paragraph-rsid="002aa0d7" style:font-size-asian="10.5pt" style:font-weight-asian="normal" style:font-size-complex="12pt" style:font-weight-complex="normal"/>
    </style:style>
    <style:style style:name="P6" style:family="paragraph" style:parent-style-name="Standard">
      <style:text-properties style:font-name="Arial" fo:font-size="12pt" fo:font-weight="normal" officeooo:rsid="006f561b" officeooo:paragraph-rsid="006f561b" style:font-size-asian="10.5pt" style:font-weight-asian="normal" style:font-size-complex="12pt" style:font-weight-complex="normal"/>
    </style:style>
    <style:style style:name="P7" style:family="paragraph" style:parent-style-name="Standard">
      <style:text-properties style:font-name="Arial" fo:font-size="12pt" fo:font-weight="normal" officeooo:rsid="0072c5c6" officeooo:paragraph-rsid="0072c5c6" style:font-size-asian="10.5pt" style:font-weight-asian="normal" style:font-size-complex="12pt" style:font-weight-complex="normal"/>
    </style:style>
    <style:style style:name="P8" style:family="paragraph" style:parent-style-name="Standard">
      <style:text-properties style:font-name="Arial" fo:font-size="12pt" fo:font-weight="bold" officeooo:rsid="001d0ec0" officeooo:paragraph-rsid="001d0ec0" style:font-size-asian="10.5pt" style:font-weight-asian="bold" style:font-size-complex="12pt" style:font-weight-complex="bold"/>
    </style:style>
    <style:style style:name="P9" style:family="paragraph" style:parent-style-name="Standard">
      <style:text-properties style:font-name="Arial" fo:font-size="12pt" fo:font-weight="bold" officeooo:rsid="0023a460" officeooo:paragraph-rsid="0023a460" style:font-size-asian="10.5pt" style:font-weight-asian="bold" style:font-size-complex="12pt" style:font-weight-complex="bold"/>
    </style:style>
    <style:style style:name="P10" style:family="paragraph" style:parent-style-name="Standard">
      <style:text-properties style:font-name="Arial" fo:font-size="20pt" fo:font-weight="bold" officeooo:rsid="001a20b9" officeooo:paragraph-rsid="001a20b9" style:font-size-asian="20pt" style:font-weight-asian="bold" style:font-size-complex="20pt" style:font-weight-complex="bold"/>
    </style:style>
    <style:style style:name="P11" style:family="paragraph" style:parent-style-name="Standard">
      <style:text-properties fo:color="#000000" fo:font-size="18pt" fo:font-weight="bold" officeooo:rsid="003f63d3" officeooo:paragraph-rsid="003f63d3" style:font-size-asian="18pt" style:font-weight-asian="bold" style:font-size-complex="18pt" style:font-weight-complex="bold"/>
    </style:style>
    <style:style style:name="P12" style:family="paragraph" style:parent-style-name="Standard">
      <style:text-properties fo:color="#000000" fo:font-size="18pt" fo:font-weight="bold" officeooo:rsid="007c038f" officeooo:paragraph-rsid="007c038f" style:font-size-asian="18pt" style:font-weight-asian="bold" style:font-size-complex="18pt" style:font-weight-complex="bold"/>
    </style:style>
    <style:style style:name="P13" style:family="paragraph" style:parent-style-name="Standard">
      <style:text-properties fo:color="#000000" fo:font-size="18pt" fo:font-weight="bold" officeooo:rsid="007d2cea" officeooo:paragraph-rsid="007d2cea" style:font-size-asian="18pt" style:font-weight-asian="bold" style:font-size-complex="18pt" style:font-weight-complex="bold"/>
    </style:style>
    <style:style style:name="P14" style:family="paragraph" style:parent-style-name="Standard">
      <style:text-properties fo:color="#000000" style:font-name="Arial" fo:font-size="12pt" fo:font-weight="bold" officeooo:rsid="004e2ba3" officeooo:paragraph-rsid="004e2ba3"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53addd" officeooo:paragraph-rsid="0053addd"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682ed3" officeooo:paragraph-rsid="00682ed3"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481a4c" officeooo:paragraph-rsid="00481a4c"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4a6f7a" officeooo:paragraph-rsid="004a6f7a"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32400e" officeooo:paragraph-rsid="00322ba7"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32400e" officeooo:paragraph-rsid="0032400e"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22a233" officeooo:paragraph-rsid="0038816e"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322ba7" officeooo:paragraph-rsid="0036830f" style:font-size-asian="10.5pt" style:font-weight-asian="normal" style:font-size-complex="12pt" style:font-weight-complex="normal"/>
    </style:style>
    <style:style style:name="P23" style:family="paragraph" style:parent-style-name="Standard">
      <style:text-properties fo:color="#000000" style:font-name="Arial" fo:font-size="18pt" fo:font-weight="bold" officeooo:rsid="007a36cd" officeooo:paragraph-rsid="007a36cd" style:font-size-asian="18pt" style:font-weight-asian="bold" style:font-size-complex="18pt" style:font-weight-complex="bold"/>
    </style:style>
    <style:style style:name="P24" style:family="paragraph" style:parent-style-name="Standard">
      <style:text-properties officeooo:rsid="00775ae7" officeooo:paragraph-rsid="00775ae7"/>
    </style:style>
    <style:style style:name="P25" style:family="paragraph" style:parent-style-name="Standard">
      <style:text-properties officeooo:paragraph-rsid="0023a460"/>
    </style:style>
    <style:style style:name="P26" style:family="paragraph" style:parent-style-name="Standard">
      <style:text-properties style:font-name="Arial" fo:font-size="12pt" fo:font-weight="bold" officeooo:rsid="00706381" officeooo:paragraph-rsid="001d0ec0" style:font-size-asian="10.5pt" style:font-weight-asian="bold" style:font-size-complex="12pt" style:font-weight-complex="bold"/>
    </style:style>
    <style:style style:name="P27" style:family="paragraph" style:parent-style-name="Standard">
      <style:text-properties fo:color="#000000" style:font-name="Arial" fo:font-size="12pt" fo:font-weight="normal" officeooo:rsid="007c038f" officeooo:paragraph-rsid="007c038f"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7d2cea" officeooo:paragraph-rsid="007d2cea"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7efe81" officeooo:paragraph-rsid="007efe81"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80b85f" officeooo:paragraph-rsid="0080b85f"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59f920" officeooo:paragraph-rsid="00816394"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16394" officeooo:paragraph-rsid="00816394"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2414f" officeooo:paragraph-rsid="0082414f"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619f76" officeooo:paragraph-rsid="005e0ccc"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8446a6" officeooo:paragraph-rsid="008446a6"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863159" officeooo:paragraph-rsid="00863159"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864c25" officeooo:paragraph-rsid="00864c25"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63ac74" officeooo:paragraph-rsid="00434d5a"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881080" officeooo:paragraph-rsid="00881080" style:font-size-asian="10.5pt" style:font-weight-asian="normal" style:font-size-complex="12pt" style:font-weight-complex="normal"/>
    </style:style>
    <style:style style:name="P40" style:family="paragraph" style:parent-style-name="Standard">
      <style:text-properties fo:color="#000000" style:font-name="Arial" fo:font-size="12pt" fo:font-weight="normal" officeooo:rsid="00897514" officeooo:paragraph-rsid="00897514" style:font-size-asian="10.5pt" style:font-weight-asian="normal" style:font-size-complex="12pt" style:font-weight-complex="normal"/>
    </style:style>
    <style:style style:name="P41" style:family="paragraph" style:parent-style-name="Standard">
      <style:text-properties fo:color="#000000" style:font-name="Arial" fo:font-size="12pt" fo:font-weight="normal" officeooo:rsid="008ad2b5" officeooo:paragraph-rsid="008ad2b5" style:font-size-asian="10.5pt" style:font-weight-asian="normal" style:font-size-complex="12pt" style:font-weight-complex="normal"/>
    </style:style>
    <style:style style:name="P42" style:family="paragraph" style:parent-style-name="Standard">
      <style:text-properties fo:color="#000000" style:font-name="Arial" fo:font-size="12pt" fo:font-weight="normal" officeooo:rsid="008dce61" officeooo:paragraph-rsid="008dce61" style:font-size-asian="10.5pt" style:font-weight-asian="normal" style:font-size-complex="12pt" style:font-weight-complex="normal"/>
    </style:style>
    <style:style style:name="P43" style:family="paragraph" style:parent-style-name="Standard">
      <style:text-properties fo:color="#000000" style:font-name="Arial" fo:font-size="12pt" fo:font-weight="normal" officeooo:rsid="008f3196" officeooo:paragraph-rsid="008f3196" style:font-size-asian="10.5pt" style:font-weight-asian="normal" style:font-size-complex="12pt" style:font-weight-complex="normal"/>
    </style:style>
    <style:style style:name="P44" style:family="paragraph" style:parent-style-name="Standard">
      <style:text-properties fo:color="#000000" style:font-name="Arial" fo:font-size="12pt" fo:font-weight="bold" officeooo:rsid="0059f920" officeooo:paragraph-rsid="0059f920" style:font-size-asian="10.5pt" style:font-weight-asian="bold" style:font-size-complex="12pt" style:font-weight-complex="bold"/>
    </style:style>
    <style:style style:name="P45" style:family="paragraph" style:parent-style-name="Standard">
      <style:text-properties fo:color="#000000" style:font-name="Arial" fo:font-size="12pt" fo:font-weight="bold" officeooo:rsid="0065cc0d" officeooo:paragraph-rsid="0065cc0d" style:font-size-asian="10.5pt" style:font-weight-asian="bold" style:font-size-complex="12pt" style:font-weight-complex="bold"/>
    </style:style>
    <style:style style:name="P46" style:family="paragraph" style:parent-style-name="Standard">
      <style:text-properties fo:color="#000000" style:font-name="Arial" fo:font-size="18pt" fo:font-weight="bold" officeooo:rsid="008cbacf" officeooo:paragraph-rsid="008cbacf" style:font-size-asian="18pt" style:font-weight-asian="bold" style:font-size-complex="18pt" style:font-weight-complex="bold"/>
    </style:style>
    <style:style style:name="T1" style:family="text">
      <style:text-properties style:font-name="Arial" fo:font-size="12pt" fo:font-weight="normal" style:font-size-asian="10.5pt" style:font-weight-asian="normal" style:font-size-complex="12pt" style:font-weight-complex="normal"/>
    </style:style>
    <style:style style:name="T2" style:family="text">
      <style:text-properties style:font-name="Arial" fo:font-size="12pt" fo:font-weight="normal" officeooo:rsid="002a4143" style:font-size-asian="10.5pt" style:font-weight-asian="normal" style:font-size-complex="12pt" style:font-weight-complex="normal"/>
    </style:style>
    <style:style style:name="T3" style:family="text">
      <style:text-properties style:font-name="Arial" fo:font-size="12pt" style:font-size-asian="10.5pt" style:font-size-complex="12pt"/>
    </style:style>
    <style:style style:name="T4" style:family="text">
      <style:text-properties style:font-name="Arial" fo:font-size="12pt" officeooo:rsid="00322ba7" style:font-size-asian="10.5pt" style:font-size-complex="12pt"/>
    </style:style>
    <style:style style:name="T5" style:family="text">
      <style:text-properties style:font-name="Arial" fo:font-size="12pt" fo:font-weight="bold" officeooo:rsid="0022a233" style:font-size-asian="10.5pt" style:font-weight-asian="bold" style:font-size-complex="12pt" style:font-weight-complex="bold"/>
    </style:style>
    <style:style style:name="T6" style:family="text">
      <style:text-properties style:font-name="Arial" fo:font-size="12pt" fo:font-weight="bold" officeooo:rsid="0023a460" style:font-size-asian="10.5pt" style:font-weight-asian="bold" style:font-size-complex="12pt" style:font-weight-complex="bold"/>
    </style:style>
    <style:style style:name="T7" style:family="text">
      <style:text-properties style:font-name="Arial" fo:font-size="12pt" fo:font-weight="bold" officeooo:rsid="00759b66" style:font-size-asian="10.5pt" style:font-weight-asian="bold" style:font-size-complex="12pt" style:font-weight-complex="bold"/>
    </style:style>
    <style:style style:name="T8" style:family="text">
      <style:text-properties officeooo:rsid="00538f5c"/>
    </style:style>
    <style:style style:name="T9" style:family="text">
      <style:text-properties officeooo:rsid="00322ba7"/>
    </style:style>
    <style:style style:name="T10" style:family="text">
      <style:text-properties officeooo:rsid="006f14ef"/>
    </style:style>
    <style:style style:name="T11" style:family="text">
      <style:text-properties officeooo:rsid="0072c721"/>
    </style:style>
    <style:style style:name="T12" style:family="text">
      <style:text-properties officeooo:rsid="00816394"/>
    </style:style>
    <style:style style:name="T13" style:family="text">
      <style:text-properties officeooo:rsid="008722c9"/>
    </style:style>
    <style:style style:name="T14" style:family="text">
      <style:text-properties officeooo:rsid="00896bb1"/>
    </style:style>
    <style:style style:name="T15" style:family="text">
      <style:text-properties officeooo:rsid="0091de12"/>
    </style:style>
    <style:style style:name="T16" style:family="text">
      <style:text-properties officeooo:rsid="0093014e"/>
    </style:style>
    <style:style style:name="T17" style:family="text">
      <style:text-properties officeooo:rsid="009491d4"/>
    </style:style>
    <style:style style:name="T18" style:family="text">
      <style:text-properties officeooo:rsid="00953a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warmGL <text:span text:style-name="T10">Concept</text:span></text:p>
      <text:p text:style-name="P1"/>
      <text:p text:style-name="P2">Ambition</text:p>
      <text:p text:style-name="P6">We created this project to simulate a swarm intelligence. We worked with the imagination of a fish swarm swimming in the sea. </text:p>
      <text:p text:style-name="P4"/>
      <text:p text:style-name="P4"/>
      <text:p text:style-name="P3">Measures</text:p>
      <text:p text:style-name="P8"/>
      <text:p text:style-name="P26">Environment</text:p>
      <text:p text:style-name="P7">To provide a nice observability we put our focus first on how to design the environment of the swarm in a way that the actions takes place in the visible area most of the time. </text:p>
      <text:p text:style-name="P7">Therefore we subdivided the space in a cuboid built out of cubes(henceforth referred to as quadrant) with a length of 1 each wielding influence on the particle<text:span text:style-name="T11">s</text:span> in itself.</text:p>
      <text:p text:style-name="P9"/>
      <text:p text:style-name="P25"><text:span text:style-name="T5">P</text:span><text:span text:style-name="T6">arti</text:span><text:span text:style-name="T7">cles</text:span></text:p>
      <text:p text:style-name="P24"><text:span text:style-name="T2">C</text:span><text:span text:style-name="T1">onveniently we display the particles as polygons. Agents in a swarm wield mutual influence. To economize the used computation power we didn't realize the mutual perception in the particle itself but as a geometric mean between the movement vectors of the particles in a quadrant and it's own direction vector.</text:span></text:p>
      <text:p text:style-name="P5"/>
      <text:p text:style-name="P19"/>
      <text:p text:style-name="P20"/>
      <text:p text:style-name="P23">Implementation</text:p>
      <text:p text:style-name="P21"/>
      <text:p text:style-name="P15"><text:span text:style-name="T9">P</text:span>article</text:p>
      <text:p text:style-name="P27">To afford the particles to move freely in the three dimensional space we realized them through three vectors. A position vector describes the middle of the polygon's basis.</text:p>
      <text:p text:style-name="P27">A dire<text:span text:style-name="T15">c</text:span>tion vector descri<text:span text:style-name="T16">b</text:span>es in which direction the polygon's peak points to and where it will move next.</text:p>
      <text:p text:style-name="P27">To display the basis uniformly we defined a normal vector to the direction vector with a x-coordinate that equals 0.</text:p>
      <text:p text:style-name="P12"/>
      <text:p text:style-name="P28">Example: direction vector d: (dx, dy, dz) → normal vector n: (0, -dz, dy)</text:p>
      <text:p text:style-name="P13"/>
      <text:p text:style-name="P29">Each particle has a velocity which describes by which amount the position vector is moved in direction of the direction vector per iteration.</text:p>
      <text:p text:style-name="P30">Due to these calculations the particles are regenerated and stored in the vertexbuffer in each iteration.</text:p>
      <text:p text:style-name="P22"/>
      <text:p text:style-name="P44">Grid</text:p>
      <text:p text:style-name="P31"><text:span text:style-name="T12">The grid is a cuboid composed of cubes(quadrants) of size 1. To simplify the calculation of influence vectors the amount of quadrants per dimension must be an uneven number.</text:span></text:p>
      <text:p text:style-name="P32">This c<text:span text:style-name="T17">l</text:span>ass initiates the quadrants and their influence vectores and manages objects of the classes particle and quadrant.</text:p>
      <text:p text:style-name="P33">The grid can move, draw and register particles in new quadrants which is necessary to calculate the new influence vectors in the next iteration.</text:p>
      <text:p text:style-name="P33"/>
      <text:p text:style-name="P33"/>
      <text:p text:style-name="P33"><text:soft-page-break/>The quadrants are stored in a three-dimensional std::vector. We choosed the frontal lower left corner as a reference point for each quadrant. The particle's positions only need to be decremented to the next whole number (1.2 turns to 1 or -1.09 turns to -2) and can be registered to the quadrant at this position (substracted by half of the dimension length of the grid). Before they are registered all particles are removed from the quadrants and reregistered after <text:span text:style-name="T18">they have taken </text:span>on their new positions.</text:p>
      <text:p text:style-name="P34"/>
      <text:p text:style-name="P22"/>
      <text:p text:style-name="P11"><text:span text:style-name="T4">Q</text:span><text:span text:style-name="T3">uadrant</text:span></text:p>
      <text:p text:style-name="P35">The quadrant's influence only applies to the direction of the particles. It is designed by each quadrant having it's own direction vector pointing to the middle of the grid. The bigger the distance to it the heavier does the vector apply force to the particle. This intensity has a range from 0 to 1.</text:p>
      <text:p text:style-name="P36">The effective vector is calculated in the class influence vector which is instanced independently in every quadrant.</text:p>
      <text:p text:style-name="P37">The quadrant also stores pointers to the particles which are positioned <text:span text:style-name="T18">in </text:span>i<text:span text:style-name="T18">t's</text:span> space <text:span text:style-name="T13">which is necessary for it to calculate the effective vector.</text:span></text:p>
      <text:p text:style-name="P38"/>
      <text:p text:style-name="P17"/>
      <text:p text:style-name="P14">Influen<text:span text:style-name="T8">ce</text:span>ve<text:span text:style-name="T8">c</text:span>tor</text:p>
      <text:p text:style-name="P39">The influence vector calculates the new direction vector that all particle in a quadrant will <text:span text:style-name="T14">adopt. If the quadrant is at the edge of the grid it is only calculated by the quadrant's vector itself ignoring the particles directions to make sure they do not leave the window.</text:span></text:p>
      <text:p text:style-name="P39"/>
      <text:p text:style-name="P40">Quadrant's dircetion vector: Qd</text:p>
      <text:p text:style-name="P40">Intensity: I</text:p>
      <text:p text:style-name="P40">Particle's direction vector: Pd1, Pd2, …, Pdn; n = number of particles</text:p>
      <text:p text:style-name="P40"/>
      <text:p text:style-name="P40">Qd * I + Pd1 * (1 – I) / n + Pd2 * (1 – I) / n + … + Pdn * (1 – I) / n</text:p>
      <text:p text:style-name="P18"/>
      <text:p text:style-name="P45">SwarmGLFacade</text:p>
      <text:p text:style-name="P41">This class encapsulates instances of particle, quadrant, influencevector and grid. It initiates OpenGL and create<text:span text:style-name="T18">s </text:span>all objects regarding passed parameters and starts the simulation of the swarm intelligence.</text:p>
      <text:p text:style-name="P16"/>
      <text:p text:style-name="P46">Conclusion</text:p>
      <text:p text:style-name="P42">We renounced to work as close to reality as possible to gain a better performance and therefore simulate more particles. We also wanted to achieve a better observability by not allowing the particles to leave the space. </text:p>
      <text:p text:style-name="P42">It would be more natural if every particle would sense the environment autonomously and adjusts it's behavior.</text:p>
      <text:p text:style-name="P43"><text:span text:style-name="T18">Nevertheless</text:span> we think that we've created an astonishing result with a discernible <text:span text:style-name="T18">intelligent </text:span>behavior of the swarm which is significantly modifiable by using different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7:57:46.045000000</meta:creation-date>
    <dc:date>2015-07-15T21:35:49.473000000</dc:date>
    <meta:editing-duration>PT2H4M29S</meta:editing-duration>
    <meta:editing-cycles>116</meta:editing-cycles>
    <meta:generator>LibreOffice/4.3.5.2$Windows_x86 LibreOffice_project/3a87456aaa6a95c63eea1c1b3201acedf0751bd5</meta:generator>
    <meta:document-statistic meta:table-count="0" meta:image-count="0" meta:object-count="0" meta:page-count="2" meta:paragraph-count="38" meta:word-count="718" meta:character-count="4299" meta:non-whitespace-character-count="3613"/>
  </office:meta>
</office:document-meta>
</file>